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marker-start-width="0.355cm" draw:marker-end-width="0.35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2cm" svg:stroke-color="#000000" draw:marker-start-width="0.26cm" draw:marker-end-width="0.26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72cm" fo:min-width="0.47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6cm" draw:marker-end-width="0.26cm" draw:fill="solid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="none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7.023cm" svg:height="5.316cm" svg:x="1.78cm" svg:y="1.3cm" svg:viewBox="0 0 7024 5317" svg:d="M1153 446c1171-662 2278-437 3219-270 944 224 2944 924 2615 2229s-1334-294-2617 6c-1283 299-254 1889-1109 2722s-3132-1378-3213-2412c-132-821-64-1612 1105-2275z">
          <text:p/>
        </draw:path>
        <draw:path draw:style-name="gr1" draw:text-style-name="P1" draw:layer="layout" svg:width="2.057cm" svg:height="1.217cm" svg:x="5.739cm" svg:y="5.672cm" svg:viewBox="0 0 2058 1218" svg:d="M113 444c273-463 804-421 1079-441 275-19 671 41 835 496 163 455-331 632-1152 709-821 76-1036-300-762-764z">
          <text:p/>
        </draw:path>
        <draw:path draw:style-name="gr2" draw:text-style-name="P2" draw:layer="layout" svg:width="5.502cm" svg:height="3.726cm" svg:x="2.593cm" svg:y="1.983cm" svg:viewBox="0 0 5503 3727" svg:d="M903 317c1200-600 2400-200 3100 0 740 211 1400 700 1500 1200-400-200-600-300-1000-400s-800-200-1300-100c-500 112-800 300-1000 1000s100 1100-200 1600-1897-816-1961-1555c-106-587-71-1271 861-1745z">
          <text:p/>
        </draw:path>
        <draw:g>
          <draw:custom-shape draw:style-name="gr3" draw:text-style-name="P1" draw:layer="layout" svg:width="1.4cm" svg:height="1.4cm" svg:x="3.251cm" svg:y="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cm" svg:height="0.1cm" svg:x="3.902cm" svg:y="2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3.252cm" svg:y="1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cm" svg:height="0.1cm" svg:x="3.903cm" svg:y="2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6.152cm" svg:y="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cm" svg:height="0.1cm" svg:x="6.803cm" svg:y="2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2.453cm" svg:y="4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cm" svg:height="0.1cm" svg:x="3.104cm" svg:y="4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4cm" svg:height="1.4cm" svg:x="6.396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cm" svg:height="0.1cm" svg:x="7.047cm" svg:y="6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28:33.975000000</meta:creation-date>
    <meta:generator>LibreOffice/5.1.5.2$Windows_x86 LibreOffice_project/7a864d8825610a8c07cfc3bc01dd4fce6a9447e5</meta:generator>
    <dc:date>2019-07-16T13:39:22.886000000</dc:date>
    <meta:editing-duration>PT1H40M28S</meta:editing-duration>
    <meta:editing-cycles>9</meta:editing-cycles>
    <meta:document-statistic meta:object-count="18"/>
  </office:meta>
</office:document-meta>
</file>